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 text:c="12"/><text:span text:style-name="T1">V.1</text:span></text:p>
      <text:list xml:id="list1189634359449647005" text:style-name="L2">
        <text:list-item>
          <text:p text:style-name="P1">Vi ska skapa ett socialt kontrakt</text:p>
        </text:list-item>
        <text:list-item>
          <text:p text:style-name="P1">Dela upp arbetet/ individuell fördjupning så att alla vet vad man ska göra till exempel vem som ska lära sig vad. Vi ska lära oss Html, CSS, Javascript, databashantering och bildredigeringsprogram.</text:p>
        </text:list-item>
        <text:list-item>
          <text:p text:style-name="P1"><text:s/>Demo implementation – hemsida med logga och en ”about us” sida.</text:p>
          <text:p text:style-name="P1"/>
          <text:p text:style-name="P2">V.6</text:p>
        </text:list-item>
        <text:list-item>
          <text:p text:style-name="P1">Designdokument</text:p>
        </text:list-item>
        <text:list-item>
          <text:p text:style-name="P1">Testdokument – kolla att kraven är implementerade</text:p>
        </text:list-item>
        <text:list-item>
          <text:p text:style-name="P1">Version(kod)</text:p>
        </text:list-item>
        <text:list-item>
          <text:p text:style-name="P1">Delmängd av kod ska vara uppfyllda</text:p>
        </text:list-item>
        <text:list-item>
          <text:p text:style-name="P1">Testrapport</text:p>
        </text:list-item>
      </text:list>
      <text:p text:style-name="Standard"/>
      <text:p text:style-name="Standard"><text:s text:c="9"/><text:tab/> <text:span text:style-name="T2">V.9-10</text:span></text:p>
      <text:list xml:id="list5361598073302135605" text:style-name="L3">
        <text:list-item>
          <text:p text:style-name="P3">Version 1 klar</text:p>
        </text:list-item>
      </text:list>
      <text:p text:style-name="Standard"/>
      <text:p text:style-name="Standard"><text:s text:c="9"/><text:span text:style-name="T6">V.12</text:span></text:p>
      <text:list xml:id="list2431075491705284744" text:style-name="L4">
        <text:list-item>
          <text:p text:style-name="P4">Slutversion ska vara kla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rvin </meta:initial-creator>
    <meta:creation-date>2016-03-08T10:53:40.61</meta:creation-date>
    <meta:document-statistic meta:table-count="0" meta:image-count="0" meta:object-count="0" meta:page-count="1" meta:paragraph-count="14" meta:word-count="86" meta:character-count="512"/>
    <dc:date>2016-03-08T11:41:30.94</dc:date>
    <dc:creator>Shervin </dc:creator>
    <meta:editing-duration>PT1M19S</meta:editing-duration>
    <meta:editing-cycles>1</meta:editing-cycles>
    <meta:generator>OpenOffice/4.1.2$Win32 OpenOffice.org_project/412m3$Build-9782</meta:generator>
  </office:meta>
</office:document-meta>
</file>